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b1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1. </text:span>Дані і інформація. Їх подання в інформаційних системах.</text:h>
      <text:p text:style-name="Text_20_body">Данные - это совокупность сведений, зафиксированных на определенном носителе в форме, пригодной для постоянного хранения, передачи и обработки. Преобразование и обработка данных позволяет получить информацию.</text:p>
      <text:p text:style-name="Text_20_body">Информация - это результат преобразования и анализа данных. Отличие информации от данных состоит в том, что данные - это фиксированные сведения о событиях и явлениях, которые хранятся на определенных носителях, а информация появляется в результате обработки данных при решении конкретных задач. Например, в базах данных хранятся различные данные, а по определенному запросу система управления базой данных выдает требуемую информацию.</text:p>
      <text:p text:style-name="Text_20_body">Существуют и другие определения информации, например, информация – это сведения об объектах и явлениях окружающей среды, их параметрах, свойствах и состоянии, которые уменьшают имеющуюся о них степень неопределенности, неполноты знаний.</text:p>
      <text:p text:style-name="Text_20_body">Данные представлены посредством строк в таблицах.</text:p>
      <text:h text:style-name="Heading_20_1" text:outline-level="1"><text:soft-page-break/><text:span text:style-name="T1">2. </text:span>Поняття бази даних, системи баз даних, банка даних.</text:h>
      <text:h text:style-name="Heading_20_1" text:outline-level="1"><text:span text:style-name="T1">3. </text:span>Вимоги до системи баз даних.</text:h>
      <text:h text:style-name="Heading_20_1" text:outline-level="1"><text:span text:style-name="T1">4. </text:span>Структура системи баз даних (СБД), інформаційної системи(ІС).</text:h>
      <text:h text:style-name="Heading_20_1" text:outline-level="1"><text:span text:style-name="T1">5. </text:span>Поняття системи управління базами даних (СКБД). Вимоги до СКБД. Приклади СКБД.</text:h>
      <text:h text:style-name="Heading_20_1" text:outline-level="1">6. Етапи проектування баз даних.</text:h>
      <text:h text:style-name="Heading_20_1" text:outline-level="1">7. Цілі та задачи етапу концептуального проектування бази даних.</text:h>
      <text:h text:style-name="Heading_20_1" text:outline-level="1">8. Поняття об’єкта.Типи об’єктів.</text:h>
      <text:h text:style-name="Heading_20_1" text:outline-level="1">9. Поняття властивости об’єкта. Типи властивостей. Ідентифікація екземпляра об’єкта. Приклади.</text:h>
      <text:h text:style-name="Heading_20_1" text:outline-level="1">10. Поняття зв’язка. Типи зв’язків.</text:h>
      <text:h text:style-name="Heading_20_1" text:outline-level="1">11. Модель”Сутність-Зв’язок”.</text:h>
      <text:h text:style-name="Heading_20_1" text:outline-level="1">12. Цілі та задачи етапу логічного проектування бази даних. Основні поняття логічного проектування.</text:h>
      <text:h text:style-name="Heading_20_1" text:outline-level="1">13. Відображення елементів у реляційній моделі даних.</text:h>
      <text:h text:style-name="Heading_20_1" text:outline-level="1">14. Поняття реляційного відношення. Атрібути відношення, кортежи, домени.</text:h>
      <text:h text:style-name="Heading_20_1" text:outline-level="1">15. Поняття ключа відношення.Типи ключів. Контроль цілісністі реляційних даних.</text:h>
      <text:h text:style-name="Heading_20_1" text:outline-level="1"><text:soft-page-break/>16. Додання, вилучення, поновлення реляційних відношень.</text:h>
      <text:h text:style-name="Heading_20_1" text:outline-level="1">17. Основні недоліки реляційної моделі даних. Приклади.</text:h>
      <text:h text:style-name="Heading_20_1" text:outline-level="1">18. Поняття функціональної залежності між даними. Застосування функціональних залежностей.</text:h>
      <text:h text:style-name="Heading_20_1" text:outline-level="1">19. Часткова і транзитивна функціональні залежності.</text:h>
      <text:h text:style-name="Heading_20_1" text:outline-level="1">20. 1-3 нормальні форми бази даних.</text:h>
      <text:h text:style-name="Heading_20_1" text:outline-level="1">21. Процедура нормалізації схеми бази даних через декомпозицію. Приклади.</text:h>
      <text:h text:style-name="Heading_20_1" text:outline-level="1">22. Означення даних в SQL. Приклади.</text:h>
      <text:h text:style-name="Heading_20_1" text:outline-level="1">23. Оператор SELECT в SQL. Приклади.</text:h>
      <text:p text:style-name="Text_20_body">рассматривается операция извлечения ин-</text:p>
      <text:p text:style-name="Text_20_body">формации из СУБД с помощью инструкции SELECT.</text:p>
      <text:p text:style-name="Text_20_body">Эта информация извлекается из таблиц или представлений</text:p>
      <text:p text:style-name="Text_20_body">либо для отображения пользователю, либо для внутреннего</text:p>
      <text:p text:style-name="Text_20_body">использования. Это единственная инструкция в языке за-</text:p>
      <text:p text:style-name="Text_20_body">просов к данным DQL (Data Query Language).</text:p>
      <text:p text:style-name="Text_20_body">Использовать инструкцию SELECT относительно про-</text:p>
      <text:p text:style-name="Text_20_body">сто, однако ее редко выполняют без дополнительных пред-</text:p>
      <text:p text:style-name="Text_20_body">ложений, и вот именно здесь начинается самое интересное.</text:p>
      <text:p text:style-name="Text_20_body">Предложения инструкции SELECT можно назвать самыми</text:p>
      <text:p text:style-name="Text_20_body">запутанными в SQL, и относиться к ним нужно с предель-</text:p>
      <text:p text:style-name="Text_20_body">ным вниманием.</text:p>
      <text:p text:style-name="Text_20_body">SELECT [DISTINCT]</text:p>
      <text:p text:style-name="Text_20_body">{</text:p>
      <text:p text:style-name="Text_20_body">[&lt;квалификатор&gt;.]&lt;имя_столбца&gt; |</text:p>
      <text:p text:style-name="Text_20_body"><text:soft-page-break/>* |</text:p>
      <text:p text:style-name="Text_20_body">&lt;выражение&gt; |</text:p>
      <text:p text:style-name="Text_20_body">&lt;псевдостолбец&gt;</text:p>
      <text:p text:style-name="Text_20_body">[AS &lt;псевдоним_столбца&gt;]</text:p>
      <text:p text:style-name="Text_20_body">},...</text:p>
      <text:p text:style-name="Text_20_body">FROM</text:p>
      <text:p text:style-name="Text_20_body">{</text:p>
      <text:p text:style-name="Text_20_body">&lt;имя_таблицы_или_представления&gt; |</text:p>
      <text:p text:style-name="Text_20_body">&lt;встроенное_представление&gt;</text:p>
      <text:p text:style-name="Text_20_body">[[AS] &lt;псевдоним_таблицы&gt;]</text:p>
      <text:p text:style-name="Text_20_body">}</text:p>
      <text:p text:style-name="Text_20_body">[WHERE &lt;предикат&gt;]</text:p>
      <text:p text:style-name="Text_20_body">[GROUP BY [&lt;квалификатор&gt;.]&lt;имя_столбца&gt;,...</text:p>
      <text:p text:style-name="Text_20_body">[HAVING &lt;предикат&gt;]</text:p>
      <text:p text:style-name="Text_20_body">]</text:p>
      <text:p text:style-name="Text_20_body">[ORDER BY {</text:p>
      <text:p text:style-name="Text_20_body">&lt;имя_столбца&gt; |</text:p>
      <text:p text:style-name="Text_20_body">&lt;номер_столбца&gt;</text:p>
      <text:p text:style-name="Text_20_body">}</text:p>
      <text:p text:style-name="Text_20_body">[ASC | DESC],...</text:p>
      <text:p text:style-name="Text_20_body">];</text:p>
      <text:p text:style-name="Text_20_body">SELECT *</text:p>
      <text:p text:style-name="Text_20_body">FROM status</text:p>
      <text:p text:style-name="Text_20_body">STATUS_ID_N</text:p>
      <text:p text:style-name="Text_20_body">-----------</text:p>
      <text:p text:style-name="Text_20_body">6</text:p>
      <text:p text:style-name="Text_20_body">2</text:p>
      <text:p text:style-name="Text_20_body">8</text:p>
      <text:p text:style-name="Text_20_body">9</text:p>
      <text:p text:style-name="Text_20_body">ST</text:p>
      <text:p text:style-name="Text_20_body"><text:soft-page-break/>--</text:p>
      <text:p text:style-name="Text_20_body">60</text:p>
      <text:p text:style-name="Text_20_body">20</text:p>
      <text:p text:style-name="Text_20_body">70</text:p>
      <text:p text:style-name="Text_20_body">80</text:p>
      <text:p text:style-name="Text_20_body">STATUS_DESC_S</text:p>
      <text:p text:style-name="Text_20_body">--------------</text:p>
      <text:p text:style-name="Text_20_body">SHIPPED</text:p>
      <text:p text:style-name="Text_20_body">COMPLETE</text:p>
      <text:p text:style-name="Text_20_body">INVOICED</text:p>
      <text:p text:style-name="Text_20_body">CANCELLED</text:p>
      <text:h text:style-name="Heading_20_1" text:outline-level="1">24. Оператори INSERT, UPDATE, DELETE в SQL. Приклади.</text:h>
      <text:p text:style-name="Text_20_body">Для добавления в таблицу новых строк либо непосредственно, либо через обновляемое</text:p>
      <text:p text:style-name="Text_20_body">представление используют инструкцию INSERT. Синтаксис этой инструкции несколько отли-</text:p>
      <text:p text:style-name="Text_20_body">чается в стандарте SQL:2003 и отдельных СУБД (в настоящей книге рассматриваются только</text:p>
      <text:p text:style-name="Text_20_body">Oracle, DB2 9.5 и Microsoft SQL Server 2008). В то же время можно привести такой вид син-</text:p>
      <text:p text:style-name="Text_20_body">таксиса, который будет работать во всех трех ведущих СУБД и не противоречить стандарту</text:p>
      <text:p text:style-name="Text_20_body">SQL:2003.</text:p>
      <text:p text:style-name="Text_20_body">INSERT INTO &lt;имя_таблицы_или_представления&gt;</text:p>
      <text:p text:style-name="Text_20_body">[(&lt;имя_столбца&gt;,...)]</text:p>
      <text:p text:style-name="Text_20_body">{ {VALUES (&lt;литерал&gt; |</text:p>
      <text:p text:style-name="Text_20_body">&lt;выражение&gt; |</text:p>
      <text:p text:style-name="Text_20_body">NULL |</text:p>
      <text:p text:style-name="Text_20_body">DEFAULT),...} |</text:p>
      <text:p text:style-name="Text_20_body">{&lt;инструкция_SELECT&gt;} }</text:p>
      <text:p text:style-name="Text_20_body">INSERT INTO product</text:p>
      <text:p text:style-name="Text_20_body">(</text:p>
      <text:p text:style-name="Text_20_body">prod_id_n,</text:p>
      <text:p text:style-name="Text_20_body"><text:soft-page-break/>prod_num_s,</text:p>
      <text:p text:style-name="Text_20_body">prod_description_s,</text:p>
      <text:p text:style-name="Text_20_body">prod_status_s,</text:p>
      <text:p text:style-name="Text_20_body">prod_brand_s,</text:p>
      <text:p text:style-name="Text_20_body">prod_pltwid_n,</text:p>
      <text:p text:style-name="Text_20_body">prod_pltlen_n</text:p>
      <text:p text:style-name="Text_20_body">)</text:p>
      <text:p text:style-name="Text_20_body">VALUES</text:p>
      <text:p text:style-name="Text_20_body">(</text:p>
      <text:p text:style-name="Text_20_body">991,</text:p>
      <text:p text:style-name="Text_20_body">'991',</text:p>
      <text:p text:style-name="Text_20_body">'SPRUCE LUMBER 30X40X50',</text:p>
      <text:p text:style-name="Text_20_body">'N',</text:p>
      <text:p text:style-name="Text_20_body">'SPRUCE LUMBER',</text:p>
      <text:p text:style-name="Text_20_body">4,</text:p>
      <text:p text:style-name="Text_20_body">6</text:p>
      <text:p text:style-name="Text_20_body">)</text:p>
      <text:p text:style-name="Text_20_body">Как видите, в инструкции не перечислены имена столбцов PROD_PRICE_N, PROD_</text:p>
      <text:p text:style-name="Text_20_body">NETWEIGHT_N и PROD_SHIPWEIGHT_N, так что их значениями будет NULL.</text:p>
      <text:p text:style-name="Text_20_body"/>
      <text:p text:style-name="Text_20_body">Для изменения данных таблицы предназначена инструкция UPDATE. Как и в случае с ин-</text:p>
      <text:p text:style-name="Text_20_body">струкцией INSERT, рассмотренной ранее, обновление в таблице можно выполнить как напря-</text:p>
      <text:p text:style-name="Text_20_body">мую, так и посредством обновляемого представления. Ниже приведен общий синтаксис ин-</text:p>
      <text:p text:style-name="Text_20_body">струкции UPDATE, описанный в стандарте SQL:2003.</text:p>
      <text:p text:style-name="Text_20_body">UPDATE &lt;имя_таблицы_или_представления&gt;</text:p>
      <text:p text:style-name="Text_20_body">SET &lt;имя_столбца&gt; = { &lt;литерал&gt; |</text:p>
      <text:p text:style-name="Text_20_body">&lt;выражение&gt; |</text:p>
      <text:p text:style-name="Text_20_body">(&lt;инструкция_отбора_одной_строки&gt;) |</text:p>
      <text:p text:style-name="Text_20_body">NULL |</text:p>
      <text:p text:style-name="Text_20_body">DEFAULT</text:p>
      <text:p text:style-name="Text_20_body"><text:soft-page-break/>},...</text:p>
      <text:p text:style-name="Text_20_body">[WHERE &lt;предикат&gt;]</text:p>
      <text:p text:style-name="Text_20_body">UPDATE product</text:p>
      <text:p text:style-name="Text_20_body">SET prod_pltwid_n = 5,</text:p>
      <text:p text:style-name="Text_20_body">prod_pltlen_n = 7</text:p>
      <text:p text:style-name="Text_20_body">WHERE prod_id_n = 990</text:p>
      <text:p text:style-name="Text_20_body"/>
      <text:p text:style-name="Text_20_body">Инструкция DELETE удаляет строки одной таблицы (напрямую или посредством обновляе-</text:p>
      <text:p text:style-name="Text_20_body">мого представления). Ее общий синтаксис следующий.</text:p>
      <text:p text:style-name="Text_20_body">DELETE FROM &lt;имя_таблицы_или_представления&gt;</text:p>
      <text:p text:style-name="Text_20_body">[WHERE &lt;предикат&gt;]</text:p>
      <text:p text:style-name="Text_20_body">DELETE FROM salesman</text:p>
      <text:p text:style-name="Text_20_body">WHERE salesman code s = '02'</text:p>
      <text:h text:style-name="Heading_20_1" text:outline-level="1"><text:soft-page-break/>25. Поняття транзакції. Властивості транзакції. Реалізація в мові SQL.</text:h>
      <text:h text:style-name="Heading_20_1" text:outline-level="1">26. Механізми підтримки транзакцій в сучасних СКБД. Підтримка розподілених транзакцій.</text:h>
      <text:h text:style-name="Heading_20_1" text:outline-level="1">27. Рівні ізоляції транзакцій. Приклад результатів паралельного виконання транзакцій при різних рівнях ізоляції.</text:h>
      <text:h text:style-name="Heading_20_1" text:outline-level="1">28. Безпека в сучасних СКБД</text:h>
      <text:h text:style-name="Heading_20_1" text:outline-level="1">29. Шифрування даних та його застосування у БД та СКБД</text:h>
      <text:h text:style-name="Heading_20_1" text:outline-level="1">30. Принципи функціонування розподілених БД</text:h>
      <text:h text:style-name="Heading_20_1" text:outline-level="1">31. Розподілені БД, структурні компоненти та їх взаємодія</text:h>
      <text:h text:style-name="Heading_20_1" text:outline-level="1">32. Організація багатокористувацького доступу до БД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4T20:51:19.529292543</meta:creation-date>
    <dc:date>2019-12-15T11:36:20.891819678</dc:date>
    <meta:editing-duration>PT1H9M28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8" meta:paragraph-count="149" meta:word-count="729" meta:character-count="5488" meta:non-whitespace-character-count="4907"/>
  </office:meta>
</office:document-meta>
</file>